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opacity="50%" draw:opacity-name="" draw:textarea-horizontal-align="justify" draw:textarea-vertical-align="middle" draw:auto-grow-height="false" fo:min-height="19.75cm" fo:min-width="29.5cm" style:protect="position 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164cm" fo:min-width="0.914cm" draw:shadow="hidden" loext:decorative="false"/>
      <style:paragraph-properties style:writing-mode="lr-tb"/>
    </style:style>
    <style:style style:name="gr3" style:family="graphic" style:parent-style-name="standard">
      <style:graphic-properties draw:fill="solid" draw:fill-color="#e8f2a1" draw:textarea-horizontal-align="justify" draw:textarea-vertical-align="middle" draw:auto-grow-height="false" fo:min-height="1.164cm" fo:min-width="0.914cm" draw:shadow="hidden" style:protect="size" loext:decorative="false"/>
      <style:paragraph-properties style:writing-mode="lr-tb"/>
    </style:style>
    <style:style style:name="gr4" style:family="graphic" style:parent-style-name="standard">
      <style:graphic-properties draw:fill="solid" draw:fill-color="#5eb91e" draw:textarea-horizontal-align="justify" draw:textarea-vertical-align="middle" draw:auto-grow-height="false" fo:min-height="1.164cm" fo:min-width="0.914cm" draw:shadow="hidden" style:protect="size" loext:decorative="false"/>
      <style:paragraph-properties style:writing-mode="lr-tb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1.164cm" fo:min-width="0.914cm" draw:shadow="hidden" style:protect="size" loext:decorative="false"/>
      <style:paragraph-properties style:writing-mode="lr-tb"/>
    </style:style>
    <style:style style:name="gr6" style:family="graphic" style:parent-style-name="standard">
      <style:graphic-properties draw:fill="solid" draw:fill-color="#b4c7dc" draw:textarea-horizontal-align="justify" draw:textarea-vertical-align="middle" draw:auto-grow-height="false" fo:min-height="1.164cm" fo:min-width="0.914cm" draw:shadow="hidden" style:protect="size" loext:decorative="false"/>
      <style:paragraph-properties style:writing-mode="lr-tb"/>
    </style:style>
    <style:style style:name="gr7" style:family="graphic" style:parent-style-name="standard">
      <style:graphic-properties draw:fill="solid" draw:fill-color="#ff6d6d" draw:textarea-horizontal-align="justify" draw:textarea-vertical-align="middle" draw:auto-grow-height="false" fo:min-height="1.164cm" fo:min-width="0.914cm" draw:shadow="hidden" style:protect="size" loext:decorative="false"/>
      <style:paragraph-properties style:writing-mode="lr-tb"/>
    </style:style>
    <style:style style:name="gr8" style:family="graphic" style:parent-style-name="standard">
      <style:graphic-properties draw:fill="solid" draw:fill-color="#dedce6" draw:textarea-horizontal-align="justify" draw:textarea-vertical-align="middle" draw:auto-grow-height="false" fo:min-height="1.164cm" fo:min-width="0.914cm" draw:shadow="hidden" style:protect="size" loext:decorative="false"/>
      <style:paragraph-properties style:writing-mode="lr-tb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standard">
      <style:graphic-properties draw:textarea-vertical-align="middle" loext:decorative="false"/>
    </style:style>
    <style:style style:name="gr11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1.164cm" fo:min-width="0.914cm" draw:shadow="hidden" style:protect="size" loext:decorative="false"/>
      <style:paragraph-properties style:writing-mode="lr-tb"/>
    </style:style>
    <style:style style:name="P1" style:family="paragraph">
      <loext:graphic-properties draw:fill="solid" draw:fill-color="#eeeeee" draw:opacity="50%"/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solid" draw:fill-color="#e8f2a1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solid" draw:fill-color="#5eb91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solid" draw:fill-color="#eeeee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solid" draw:fill-color="#b4c7d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fo:color="#000000" loext:opacity="100%" fo:font-size="10pt" fo:font-weight="bold" fo:background-color="transparent" style:font-size-asian="10pt" style:font-weight-asian="bold" style:font-size-complex="10pt" style:font-weight-complex="bold"/>
    </style:style>
    <style:style style:name="P10" style:family="paragraph">
      <loext:graphic-properties draw:fill="solid" draw:fill-color="#ff6d6d"/>
      <style:paragraph-properties fo:text-align="center"/>
      <style:text-properties fo:color="#000000" loext:opacity="100%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>
      <loext:graphic-properties draw:fill="solid" draw:fill-color="#dedce6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color="#ffbf00" loext:opacity="100%"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solid" draw:fill-color="#808080"/>
      <style:paragraph-properties fo:text-align="center"/>
      <style:text-properties fo:color="#ffbf00" loext:opacity="100%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loext:opacity="100%" fo:font-size="10pt" fo:font-weight="bold" fo:background-color="transparent" style:font-size-asian="10pt" style:font-weight-asian="bold" style:font-size-complex="10pt" style:font-weight-complex="bold"/>
    </style:style>
    <style:style style:name="T5" style:family="text">
      <style:text-properties fo:color="#ffffff" loext:opacity="100%" fo:font-size="10pt" fo:font-weight="bold" fo:background-color="#000000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0cm" svg:height="20cm" svg:x="3.5cm" svg:y="3.5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Holes" svg:width="4.5cm" svg:height="4.5cm" svg:x="16.499cm" svg:y="13.499cm" svg:viewBox="0 0 4501 4501" svg:d="M3251 2251c0 175-46 348-134 500s-214 278-366 366-325 134-500 134c-176 0-349-46-501-134s-278-214-366-366-134-325-134-500c0-176 46-349 134-501s214-278 366-366 325-134 501-134c175 0 348 46 500 134s278 214 366 366 134 325 134 501zM4501 2251c0 395-104 783-302 1125-197 342-481 626-823 823-342 198-730 302-1125 302-396 0-784-104-1126-302-342-197-626-481-823-823-198-342-302-730-302-1125 0-396 104-784 302-1126 197-342 481-626 823-823 342-198 730-302 1126-302 395 0 783 104 1125 302 342 197 626 481 823 823 198 342 302 730 302 1126z">
          <text:p text:style-name="P2"><text:span text:style-name="T1">UP</text:span></text:p>
        </draw:path>
        <draw:path draw:style-name="gr2" draw:text-style-name="P2" draw:layer="Holes" svg:width="4.5cm" svg:height="4.5cm" svg:x="11.5cm" svg:y="18.499cm" svg:viewBox="0 0 4501 4501" svg:d="M3251 2251c0 175-46 348-134 500s-214 278-366 366-325 134-500 134c-176 0-349-46-501-134s-278-214-366-366-134-325-134-500c0-176 46-349 134-501s214-278 366-366 325-134 501-134c175 0 348 46 500 134s278 214 366 366 134 325 134 501zM4501 2251c0 395-104 783-302 1125-197 342-481 626-823 823-342 198-730 302-1125 302-396 0-784-104-1126-302-342-197-626-481-823-823-198-342-302-730-302-1125 0-396 104-784 302-1126 197-342 481-626 823-823 342-198 730-302 1126-302 395 0 783 104 1125 302 342 197 626 481 823 823 198 342 302 730 302 1126z">
          <text:p text:style-name="P3"><text:span text:style-name="T1">LEFT</text:span></text:p>
        </draw:path>
        <draw:path draw:style-name="gr2" draw:text-style-name="P2" draw:layer="Holes" svg:width="4.5cm" svg:height="4.5cm" svg:x="16.5cm" svg:y="18.499cm" svg:viewBox="0 0 4501 4501" svg:d="M3251 2251c0 175-46 348-134 500s-214 278-366 366-325 134-500 134c-176 0-349-46-501-134s-278-214-366-366-134-325-134-500c0-176 46-349 134-501s214-278 366-366 325-134 501-134c175 0 348 46 500 134s278 214 366 366 134 325 134 501zM4501 2251c0 395-104 783-302 1125-197 342-481 626-823 823-342 198-730 302-1125 302-396 0-784-104-1126-302-342-197-626-481-823-823-198-342-302-730-302-1125 0-396 104-784 302-1126 197-342 481-626 823-823 342-198 730-302 1126-302 395 0 783 104 1125 302 342 197 626 481 823 823 198 342 302 730 302 1126z">
          <text:p text:style-name="P3"><text:span text:style-name="T1">DOWN</text:span></text:p>
        </draw:path>
        <draw:path draw:style-name="gr2" draw:text-style-name="P2" draw:layer="Holes" svg:width="4.5cm" svg:height="4.5cm" svg:x="21.749cm" svg:y="18.499cm" svg:viewBox="0 0 4501 4501" svg:d="M3251 2251c0 175-46 348-134 500s-214 278-366 366-325 134-500 134c-176 0-349-46-501-134s-278-214-366-366-134-325-134-500c0-176 46-349 134-501s214-278 366-366 325-134 501-134c175 0 348 46 500 134s278 214 366 366 134 325 134 501zM4501 2251c0 395-104 783-302 1125-197 342-481 626-823 823-342 198-730 302-1125 302-396 0-784-104-1126-302-342-197-626-481-823-823-198-342-302-730-302-1125 0-396 104-784 302-1126 197-342 481-626 823-823 342-198 730-302 1126-302 395 0 783 104 1125 302 342 197 626 481 823 823 198 342 302 730 302 1126z">
          <text:p text:style-name="P2"><text:span text:style-name="T1">RIGHT</text:span></text:p>
        </draw:path>
        <draw:path draw:style-name="gr3" draw:text-style-name="P5" draw:layer="Holes" svg:width="3cm" svg:height="3cm" svg:x="3.999cm" svg:y="7.999cm" svg:viewBox="0 0 3001 3001" svg:d="M2168 1501c0 117-31 232-90 333-58 101-143 186-244 244-101 59-216 90-333 90-118 0-233-31-334-90-101-58-186-143-244-244-59-101-90-216-90-333 0-118 31-233 90-334 58-101 143-186 244-244 101-59 216-90 334-90 117 0 232 31 333 90 101 58 186 143 244 244 59 101 90 216 90 334zM3001 1501c0 263-69 522-201 750s-321 417-549 549-487 201-750 201c-264 0-523-69-751-201s-417-321-549-549-201-487-201-750c0-264 69-523 201-751s321-417 549-549 487-201 751-201c263 0 522 69 750 201s417 321 549 549 201 487 201 751z">
          <text:p text:style-name="P4"><text:span text:style-name="T2">+ </text:span></text:p>
          <text:p text:style-name="P4"><text:span text:style-name="T2">CLUB</text:span></text:p>
        </draw:path>
        <draw:path draw:style-name="gr3" draw:text-style-name="P5" draw:layer="Holes" svg:width="3cm" svg:height="3cm" svg:x="4cm" svg:y="11.499cm" svg:viewBox="0 0 3001 3001" svg:d="M2168 1501c0 117-31 232-90 333-58 101-143 186-244 244-101 59-216 90-333 90-118 0-233-31-334-90-101-58-186-143-244-244-59-101-90-216-90-333 0-118 31-233 90-334 58-101 143-186 244-244 101-59 216-90 334-90 117 0 232 31 333 90 101 58 186 143 244 244 59 101 90 216 90 334zM3001 1501c0 263-69 522-201 750s-321 417-549 549-487 201-750 201c-264 0-523-69-751-201s-417-321-549-549-201-487-201-750c0-264 69-523 201-751s321-417 549-549 487-201 751-201c263 0 522 69 750 201s417 321 549 549 201 487 201 751z">
          <text:p text:style-name="P4"><text:span text:style-name="T2">- </text:span></text:p>
          <text:p text:style-name="P4"><text:span text:style-name="T2">CLUB</text:span></text:p>
        </draw:path>
        <draw:path draw:style-name="gr3" draw:text-style-name="P5" draw:layer="Holes" svg:width="3cm" svg:height="3cm" svg:x="7.749cm" svg:y="8cm" svg:viewBox="0 0 3001 3001" svg:d="M2168 1501c0 117-31 232-90 333-58 101-143 186-244 244-101 59-216 90-333 90-118 0-233-31-334-90-101-58-186-143-244-244-59-101-90-216-90-333 0-118 31-233 90-334 58-101 143-186 244-244 101-59 216-90 334-90 117 0 232 31 333 90 101 58 186 143 244 244 59 101 90 216 90 334zM3001 1501c0 263-69 522-201 750s-321 417-549 549-487 201-750 201c-264 0-523-69-751-201s-417-321-549-549-201-487-201-750c0-264 69-523 201-751s321-417 549-549 487-201 751-201c263 0 522 69 750 201s417 321 549 549 201 487 201 751z">
          <text:p text:style-name="P4"><text:span text:style-name="T2">PUTT</text:span></text:p>
        </draw:path>
        <draw:path draw:style-name="gr4" draw:text-style-name="P6" draw:layer="Holes" svg:width="3cm" svg:height="3cm" svg:x="4cm" svg:y="4.25cm" svg:viewBox="0 0 3001 3001" svg:d="M2168 1501c0 117-31 232-90 333-58 101-143 186-244 244-101 59-216 90-333 90-118 0-233-31-334-90-101-58-186-143-244-244-59-101-90-216-90-333 0-118 31-233 90-334 58-101 143-186 244-244 101-59 216-90 334-90 117 0 232 31 333 90 101 58 186 143 244 244 59 101 90 216 90 334zM3001 1501c0 263-69 522-201 750s-321 417-549 549-487 201-750 201c-264 0-523-69-751-201s-417-321-549-549-201-487-201-750c0-264 69-523 201-751s321-417 549-549 487-201 751-201c263 0 522 69 750 201s417 321 549 549 201 487 201 751z">
          <text:p text:style-name="P4"><text:span text:style-name="T2">+</text:span></text:p>
          <text:p text:style-name="P4"><text:span text:style-name="T2">ZOOM</text:span></text:p>
        </draw:path>
        <draw:path draw:style-name="gr4" draw:text-style-name="P6" draw:layer="Holes" svg:width="3cm" svg:height="3cm" svg:x="7.749cm" svg:y="4.249cm" svg:viewBox="0 0 3001 3001" svg:d="M2168 1501c0 117-31 232-90 333-58 101-143 186-244 244-101 59-216 90-333 90-118 0-233-31-334-90-101-58-186-143-244-244-59-101-90-216-90-333 0-118 31-233 90-334 58-101 143-186 244-244 101-59 216-90 334-90 117 0 232 31 333 90 101 58 186 143 244 244 59 101 90 216 90 334zM3001 1501c0 263-69 522-201 750s-321 417-549 549-487 201-750 201c-264 0-523-69-751-201s-417-321-549-549-201-487-201-750c0-264 69-523 201-751s321-417 549-549 487-201 751-201c263 0 522 69 750 201s417 321 549 549 201 487 201 751z">
          <text:p text:style-name="P4"><text:span text:style-name="T2">-</text:span></text:p>
          <text:p text:style-name="P4"><text:span text:style-name="T2">ZOOM</text:span></text:p>
        </draw:path>
        <draw:path draw:style-name="gr5" draw:text-style-name="P7" draw:layer="Holes" svg:width="3cm" svg:height="3cm" svg:x="7.749cm" svg:y="14.249cm" svg:viewBox="0 0 3001 3001" svg:d="M2168 1501c0 117-31 232-90 333-58 101-143 186-244 244-101 59-216 90-333 90-118 0-233-31-334-90-101-58-186-143-244-244-59-101-90-216-90-333 0-118 31-233 90-334 58-101 143-186 244-244 101-59 216-90 334-90 117 0 232 31 333 90 101 58 186 143 244 244 59 101 90 216 90 334zM3001 1501c0 263-69 522-201 750s-321 417-549 549-487 201-750 201c-264 0-523-69-751-201s-417-321-549-549-201-487-201-750c0-264 69-523 201-751s321-417 549-549 487-201 751-201c263 0 522 69 750 201s417 321 549 549 201 487 201 751z">
          <text:p text:style-name="P4"><text:span text:style-name="T3">←</text:span></text:p>
          <text:p text:style-name="P4"><text:span text:style-name="T2">Tee Box</text:span></text:p>
          <text:p text:style-name="P4"><text:span text:style-name="T2"/></text:p>
        </draw:path>
        <draw:path draw:style-name="gr5" draw:text-style-name="P7" draw:layer="Holes" svg:width="3cm" svg:height="3cm" svg:x="26.25cm" svg:y="14.249cm" svg:viewBox="0 0 3001 3001" svg:d="M2168 1501c0 117-31 232-90 333-58 101-143 186-244 244-101 59-216 90-333 90-118 0-233-31-334-90-101-58-186-143-244-244-59-101-90-216-90-333 0-118 31-233 90-334 58-101 143-186 244-244 101-59 216-90 334-90 117 0 232 31 333 90 101 58 186 143 244 244 59 101 90 216 90 334zM3001 1501c0 263-69 522-201 750s-321 417-549 549-487 201-750 201c-264 0-523-69-751-201s-417-321-549-549-201-487-201-750c0-264 69-523 201-751s321-417 549-549 487-201 751-201c263 0 522 69 750 201s417 321 549 549 201 487 201 751z">
          <text:p text:style-name="P4"><text:span text:style-name="T3">→</text:span></text:p>
          <text:p text:style-name="P4"><text:span text:style-name="T2">Tee Box</text:span></text:p>
          <text:p text:style-name="P4"><text:span text:style-name="T2"/></text:p>
        </draw:path>
        <draw:path draw:style-name="gr6" draw:text-style-name="P8" draw:layer="Holes" svg:width="3cm" svg:height="3cm" svg:x="30cm" svg:y="7.999cm" svg:viewBox="0 0 3001 3001" svg:d="M2168 1501c0 117-31 232-90 333-58 101-143 186-244 244-101 59-216 90-333 90-118 0-233-31-334-90-101-58-186-143-244-244-59-101-90-216-90-333 0-118 31-233 90-334 58-101 143-186 244-244 101-59 216-90 334-90 117 0 232 31 333 90 101 58 186 143 244 244 59 101 90 216 90 334zM3001 1501c0 263-69 522-201 750s-321 417-549 549-487 201-750 201c-264 0-523-69-751-201s-417-321-549-549-201-487-201-750c0-264 69-523 201-751s321-417 549-549 487-201 751-201c263 0 522 69 750 201s417 321 549 549 201 487 201 751z">
          <text:p text:style-name="P4"><text:span text:style-name="T2">Mulligan</text:span></text:p>
        </draw:path>
        <draw:path draw:style-name="gr7" draw:text-style-name="P10" draw:layer="Holes" svg:width="3cm" svg:height="3cm" svg:x="29.749cm" svg:y="19.25cm" svg:viewBox="0 0 3001 3001" svg:d="M2168 1501c0 117-31 232-90 333-58 101-143 186-244 244-101 59-216 90-333 90-118 0-233-31-334-90-101-58-186-143-244-244-59-101-90-216-90-333 0-118 31-233 90-334 58-101 143-186 244-244 101-59 216-90 334-90 117 0 232 31 333 90 101 58 186 143 244 244 59 101 90 216 90 334zM3001 1501c0 263-69 522-201 750s-321 417-549 549-487 201-750 201c-264 0-523-69-751-201s-417-321-549-549-201-487-201-750c0-264 69-523 201-751s321-417 549-549 487-201 751-201c263 0 522 69 750 201s417 321 549 549 201 487 201 751z">
          <text:p text:style-name="P9"><text:span text:style-name="T4">RESET</text:span></text:p>
          <text:p text:style-name="P9"><text:span text:style-name="T4">AIM</text:span></text:p>
        </draw:path>
        <draw:path draw:style-name="gr6" draw:text-style-name="P8" draw:layer="Holes" svg:width="3cm" svg:height="3cm" svg:x="26.249cm" svg:y="4.25cm" svg:viewBox="0 0 3001 3001" svg:d="M2168 1501c0 117-31 232-90 333-58 101-143 186-244 244-101 59-216 90-333 90-118 0-233-31-334-90-101-58-186-143-244-244-59-101-90-216-90-333 0-118 31-233 90-334 58-101 143-186 244-244 101-59 216-90 334-90 117 0 232 31 333 90 101 58 186 143 244 244 59 101 90 216 90 334zM3001 1501c0 263-69 522-201 750s-321 417-549 549-487 201-750 201c-264 0-523-69-751-201s-417-321-549-549-201-487-201-750c0-264 69-523 201-751s321-417 549-549 487-201 751-201c263 0 522 69 750 201s417 321 549 549 201 487 201 751z">
          <text:p text:style-name="P4"><text:span text:style-name="T2">Flyover</text:span></text:p>
        </draw:path>
        <draw:path draw:style-name="gr4" draw:text-style-name="P6" draw:layer="Holes" svg:width="3cm" svg:height="3cm" svg:x="11.5cm" svg:y="4.249cm" svg:viewBox="0 0 3001 3001" svg:d="M2168 1501c0 117-31 232-90 333-58 101-143 186-244 244-101 59-216 90-333 90-118 0-233-31-334-90-101-58-186-143-244-244-59-101-90-216-90-333 0-118 31-233 90-334 58-101 143-186 244-244 101-59 216-90 334-90 117 0 232 31 333 90 101 58 186 143 244 244 59 101 90 216 90 334zM3001 1501c0 263-69 522-201 750s-321 417-549 549-487 201-750 201c-264 0-523-69-751-201s-417-321-549-549-201-487-201-750c0-264 69-523 201-751s321-417 549-549 487-201 751-201c263 0 522 69 750 201s417 321 549 549 201 487 201 751z">
          <text:p text:style-name="P4"><text:span text:style-name="T2">HEATMAP</text:span></text:p>
        </draw:path>
        <draw:path draw:style-name="gr8" draw:text-style-name="P11" draw:layer="Holes" svg:width="3cm" svg:height="3cm" svg:x="26.25cm" svg:y="8cm" svg:viewBox="0 0 3001 3001" svg:d="M2168 1501c0 117-31 232-90 333-58 101-143 186-244 244-101 59-216 90-333 90-118 0-233-31-334-90-101-58-186-143-244-244-59-101-90-216-90-333 0-118 31-233 90-334 58-101 143-186 244-244 101-59 216-90 334-90 117 0 232 31 333 90 101 58 186 143 244 244 59 101 90 216 90 334zM3001 1501c0 263-69 522-201 750s-321 417-549 549-487 201-750 201c-264 0-523-69-751-201s-417-321-549-549-201-487-201-750c0-264 69-523 201-751s321-417 549-549 487-201 751-201c263 0 522 69 750 201s417 321 549 549 201 487 201 751z">
          <text:p text:style-name="P4"><text:span text:style-name="T2">Scorecard</text:span></text:p>
        </draw:path>
        <draw:path draw:style-name="gr6" draw:text-style-name="P8" draw:layer="Holes" svg:width="3cm" svg:height="3cm" svg:x="29.999cm" svg:y="4.25cm" svg:viewBox="0 0 3001 3001" svg:d="M2168 1501c0 117-31 232-90 333-58 101-143 186-244 244-101 59-216 90-333 90-118 0-233-31-334-90-101-58-186-143-244-244-59-101-90-216-90-333 0-118 31-233 90-334 58-101 143-186 244-244 101-59 216-90 334-90 117 0 232 31 333 90 101 58 186 143 244 244 59 101 90 216 90 334zM3001 1501c0 263-69 522-201 750s-321 417-549 549-487 201-750 201c-264 0-523-69-751-201s-417-321-549-549-201-487-201-750c0-264 69-523 201-751s321-417 549-549 487-201 751-201c263 0 522 69 750 201s417 321 549 549 201 487 201 751z">
          <text:p text:style-name="P4"><text:span text:style-name="T2">Target</text:span></text:p>
        </draw:path>
        <draw:path draw:style-name="gr6" draw:text-style-name="P8" draw:layer="Holes" svg:width="3cm" svg:height="3cm" svg:x="22.499cm" svg:y="4.25cm" svg:viewBox="0 0 3001 3001" svg:d="M2168 1501c0 117-31 232-90 333-58 101-143 186-244 244-101 59-216 90-333 90-118 0-233-31-334-90-101-58-186-143-244-244-59-101-90-216-90-333 0-118 31-233 90-334 58-101 143-186 244-244 101-59 216-90 334-90 117 0 232 31 333 90 101 58 186 143 244 244 59 101 90 216 90 334zM3001 1501c0 263-69 522-201 750s-321 417-549 549-487 201-750 201c-264 0-523-69-751-201s-417-321-549-549-201-487-201-750c0-264 69-523 201-751s321-417 549-549 487-201 751-201c263 0 522 69 750 201s417 321 549 549 201 487 201 751z">
          <text:p text:style-name="P4"><text:span text:style-name="T2">Hide</text:span></text:p>
        </draw:path>
        <draw:path draw:style-name="gr6" draw:text-style-name="P8" draw:layer="Holes" svg:width="3cm" svg:height="3cm" svg:x="30cm" svg:y="11.499cm" svg:viewBox="0 0 3001 3001" svg:d="M2168 1501c0 117-31 232-90 333-58 101-143 186-244 244-101 59-216 90-333 90-118 0-233-31-334-90-101-58-186-143-244-244-59-101-90-216-90-333 0-118 31-233 90-334 58-101 143-186 244-244 101-59 216-90 334-90 117 0 232 31 333 90 101 58 186 143 244 244 59 101 90 216 90 334zM3001 1501c0 263-69 522-201 750s-321 417-549 549-487 201-750 201c-264 0-523-69-751-201s-417-321-549-549-201-487-201-750c0-264 69-523 201-751s321-417 549-549 487-201 751-201c263 0 522 69 750 201s417 321 549 549 201 487 201 751z">
          <text:p text:style-name="P4"><text:span text:style-name="T2">????</text:span></text:p>
        </draw:path>
        <draw:line draw:style-name="gr9" draw:text-style-name="P12" draw:layer="Holes" svg:x1="2.75cm" svg:y1="5.75cm" svg:x2="35.25cm" svg:y2="5.75cm">
          <text:p/>
        </draw:line>
        <draw:line draw:style-name="gr9" draw:text-style-name="P12" draw:layer="Holes" svg:x1="2.5cm" svg:y1="9.5cm" svg:x2="35cm" svg:y2="9.5cm">
          <text:p/>
        </draw:line>
        <draw:line draw:style-name="gr9" draw:text-style-name="P12" draw:layer="Holes" svg:x1="2.5cm" svg:y1="13cm" svg:x2="35cm" svg:y2="13cm">
          <text:p/>
        </draw:line>
        <draw:path draw:style-name="gr7" draw:text-style-name="P10" draw:layer="Holes" svg:width="3cm" svg:height="3cm" svg:x="29.75cm" svg:y="19.251cm" svg:viewBox="0 0 3001 3001" svg:d="M2168 1501c0 117-31 232-90 333-58 101-143 186-244 244-101 59-216 90-333 90-118 0-233-31-334-90-101-58-186-143-244-244-59-101-90-216-90-333 0-118 31-233 90-334 58-101 143-186 244-244 101-59 216-90 334-90 117 0 232 31 333 90 101 58 186 143 244 244 59 101 90 216 90 334zM3001 1501c0 263-69 522-201 750s-321 417-549 549-487 201-750 201c-264 0-523-69-751-201s-417-321-549-549-201-487-201-750c0-264 69-523 201-751s321-417 549-549 487-201 751-201c263 0 522 69 750 201s417 321 549 549 201 487 201 751z">
          <text:p text:style-name="P9"><text:span text:style-name="T4">RESET</text:span></text:p>
          <text:p text:style-name="P9"><text:span text:style-name="T4">AIM</text:span></text:p>
        </draw:path>
        <draw:path draw:style-name="gr7" draw:text-style-name="P10" draw:layer="Holes" svg:width="3cm" svg:height="3cm" svg:x="4cm" svg:y="19.249cm" svg:viewBox="0 0 3001 3001" svg:d="M2168 1501c0 117-31 232-90 333-58 101-143 186-244 244-101 59-216 90-333 90-118 0-233-31-334-90-101-58-186-143-244-244-59-101-90-216-90-333 0-118 31-233 90-334 58-101 143-186 244-244 101-59 216-90 334-90 117 0 232 31 333 90 101 58 186 143 244 244 59 101 90 216 90 334zM3001 1501c0 263-69 522-201 750s-321 417-549 549-487 201-750 201c-264 0-523-69-751-201s-417-321-549-549-201-487-201-750c0-264 69-523 201-751s321-417 549-549 487-201 751-201c263 0 522 69 750 201s417 321 549 549 201 487 201 751z">
          <text:p text:style-name="P9"><text:span text:style-name="T4">AIM</text:span></text:p>
          <text:p text:style-name="P9"><text:span text:style-name="T4">Point</text:span></text:p>
        </draw:path>
        <draw:line draw:style-name="gr10" draw:text-style-name="P3" draw:layer="Holes" svg:x1="5.5cm" svg:y1="2cm" svg:x2="5.5cm" svg:y2="24.251cm">
          <text:p/>
        </draw:line>
        <draw:line draw:style-name="gr9" draw:text-style-name="P12" draw:layer="Holes" svg:x1="2.25cm" svg:y1="20.75cm" svg:x2="34.75cm" svg:y2="20.75cm">
          <text:p/>
        </draw:line>
        <draw:line draw:style-name="gr10" draw:text-style-name="P3" draw:layer="Holes" svg:x1="9.25cm" svg:y1="2.25cm" svg:x2="9.25cm" svg:y2="24.501cm">
          <text:p/>
        </draw:line>
        <draw:line draw:style-name="gr9" draw:text-style-name="P12" draw:layer="Holes" svg:x1="2.25cm" svg:y1="15.75cm" svg:x2="34.75cm" svg:y2="15.75cm">
          <text:p/>
        </draw:line>
        <draw:path draw:style-name="gr11" draw:text-style-name="P14" draw:layer="Holes" svg:width="1.999cm" svg:height="1.999cm" svg:x="17.5cm" svg:y="4.75cm" svg:viewBox="0 0 2000 2000" svg:d="M1445 1000c0 78-21 155-60 222-39 68-95 124-163 163-67 39-144 60-222 60s-155-21-222-60c-68-39-124-95-163-163-39-67-60-144-60-222s21-155 60-222c39-68 95-124 163-163 67-39 144-60 222-60s155 21 222 60c68 39 124 95 163 163 39 67 60 144 60 222zM2000 1000c0 176-46 348-134 500s-214 278-366 366-324 134-500 134-348-46-500-134-278-214-366-366-134-324-134-500 46-348 134-500 214-278 366-366 324-134 500-134 348 46 500 134 278 214 366 366 134 324 134 500z">
          <text:p text:style-name="P13"><text:span text:style-name="T2"/></text:p>
          <text:p text:style-name="P13"><text:span text:style-name="T5">ON/OFF</text:span></text:p>
          <text:p text:style-name="P13"><text:span text:style-name="T2"/></text:p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" draw:display-name="Transparency 1" draw:style="radial" draw:cx="50%" draw:cy="50%" draw:start="100%" draw:end="0%" draw:border="0%">
      <loext:opacity-stop svg:offset="0" svg:stop-opacity="1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Holes"/>
      <draw:layer draw:name="Element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2T21:44:10.075260974</meta:creation-date>
    <dc:date>2026-01-03T00:04:30.731703460</dc:date>
    <meta:editing-duration>PT37M5S</meta:editing-duration>
    <meta:editing-cycles>3</meta:editing-cycles>
    <meta:generator>LibreOffice/25.8.4.2$Linux_X86_64 LibreOffice_project/0366609b1de41a39e1896ae41e33c673f2a73802</meta:generator>
    <meta:document-statistic meta:object-count="30"/>
  </office:meta>
</office:document-meta>
</file>